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ac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teration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vis</text:p>
          </table:table-cell>
        </table:table-row>
      </table:table>
      <table:table table:name="city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id_city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is</text:p>
          </table:table-cell>
        </table:table-row>
      </table:table>
      <table:table table:name="collec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collec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matrix</text:p>
          </table:table-cell>
          <table:table-cell office:value-type="string" table:style-name="ce1">
            <text:p>id_collection_class</text:p>
          </table:table-cell>
          <table:table-cell office:value-type="string" table:style-name="ce1">
            <text:p>id_spot</text:p>
          </table:table-cell>
          <table:table-cell office:value-type="string" table:style-name="ce1">
            <text:p>id_site</text:p>
          </table:table-cell>
          <table:table-cell office:value-type="string" table:style-name="ce1">
            <text:p>vis</text:p>
          </table:table-cell>
        </table:table-row>
      </table:table>
      <table:table table:name="collection_class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collection_class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eitreihe</text:p>
          </table:table-cell>
          <table:table-cell/>
          <table:table-cell office:value-type="float" office:value="1" table:style-name="ce1">
            <text:p>1</text:p>
          </table:table-cell>
        </table:table-row>
      </table:table>
      <table:table table:name="constant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constan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id_unit</text:p>
          </table:table-cell>
          <table:table-cell office:value-type="string" table:style-name="ce1">
            <text:p>vis</text:p>
          </table:table-cell>
        </table:table-row>
      </table:table>
      <table:table table:name="crs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crs</text:p>
          </table:table-cell>
          <table:table-cell office:value-type="string" table:style-name="ce1">
            <text:p>epsg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232" table:style-name="ce1">
            <text:p>23232</text:p>
          </table:table-cell>
          <table:table-cell office:value-type="string" table:style-name="ce1">
            <text:p>WGS84</text:p>
          </table:table-cell>
          <table:table-cell office:value-type="string" table:style-name="ce1">
            <text:p>Siehe</text:p>
          </table:table-cell>
          <table:table-cell office:value-type="float" office:value="1" table:style-name="ce1">
            <text:p>1</text:p>
          </table:table-cell>
        </table:table-row>
      </table:table>
      <table:table table:name="devic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devic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id_manufacturer</text:p>
          </table:table-cell>
          <table:table-cell office:value-type="string" table:style-name="ce1">
            <text:p>id_operator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vis</text:p>
          </table:table-cell>
        </table:table-row>
      </table:table>
      <table:table table:name="dimension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dimen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  <table:table table:name="district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distric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city</text:p>
          </table:table-cell>
          <table:table-cell office:value-type="string" table:style-name="ce1">
            <text:p>zip</text:p>
          </table:table-cell>
          <table:table-cell office:value-type="string" table:style-name="ce1">
            <text:p>vis</text:p>
          </table:table-cell>
        </table:table-row>
      </table:table>
      <table:table table:name="house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hous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_addition</text:p>
          </table:table-cell>
          <table:table-cell office:value-type="string" table:style-name="ce1">
            <text:p>id_street</text:p>
          </table:table-cell>
          <table:table-cell office:value-type="string" table:style-name="ce1">
            <text:p>vis</text:p>
          </table:table-cell>
        </table:table-row>
      </table:table>
      <table:table table:name="j_action_collection_class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action_collection_class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collection_class</text:p>
          </table:table-cell>
          <table:table-cell office:value-type="string" table:style-name="ce1">
            <text:p>vis</text:p>
          </table:table-cell>
        </table:table-row>
      </table:table>
      <table:table table:name="j_action_dependency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j_action_dependency</text:p>
          </table:table-cell>
          <table:table-cell office:value-type="string" table:style-name="ce1">
            <text:p>id_dependant</text:p>
          </table:table-cell>
          <table:table-cell office:value-type="string" table:style-name="ce1">
            <text:p>id_dependency</text:p>
          </table:table-cell>
          <table:table-cell office:value-type="string" table:style-name="ce1">
            <text:p>dependency_clas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  <table:table table:name="j_action_device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action_device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device</text:p>
          </table:table-cell>
          <table:table-cell office:value-type="string" table:style-name="ce1">
            <text:p>vis</text:p>
          </table:table-cell>
        </table:table-row>
      </table:table>
      <table:table table:name="j_action_implication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action_implication</text:p>
          </table:table-cell>
          <table:table-cell office:value-type="string" table:style-name="ce1">
            <text:p>id_implier</text:p>
          </table:table-cell>
          <table:table-cell office:value-type="string" table:style-name="ce1">
            <text:p>id_implication</text:p>
          </table:table-cell>
          <table:table-cell office:value-type="string" table:style-name="ce1">
            <text:p>vis</text:p>
          </table:table-cell>
        </table:table-row>
      </table:table>
      <table:table table:name="j_action_person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action_person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vis</text:p>
          </table:table-cell>
        </table:table-row>
      </table:table>
      <table:table table:name="j_action_variable" table:style-name="ta1">
        <table:table-column table:style-name="co1" table:number-columns-repeated="8" table:default-cell-style-name="ce1"/>
        <table:table-row table:style-name="ro1">
          <table:table-cell office:value-type="string" table:style-name="ce1">
            <text:p>id_j_action_variable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variable</text:p>
          </table:table-cell>
          <table:table-cell office:value-type="string" table:style-name="ce1">
            <text:p>uncertainty</text:p>
          </table:table-cell>
          <table:table-cell office:value-type="string" table:style-name="ce1">
            <text:p>uncertainty_class</text:p>
          </table:table-cell>
          <table:table-cell office:value-type="string" table:style-name="ce1">
            <text:p>uncertainty_id_unit</text:p>
          </table:table-cell>
          <table:table-cell office:value-type="string" table:style-name="ce1">
            <text:p>calculation</text:p>
          </table:table-cell>
          <table:table-cell office:value-type="string" table:style-name="ce1">
            <text:p>vis</text:p>
          </table:table-cell>
        </table:table-row>
      </table:table>
      <table:table table:name="j_organization_house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organization_house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address_class</text:p>
          </table:table-cell>
          <table:table-cell office:value-type="string" table:style-name="ce1">
            <text:p>vis</text:p>
          </table:table-cell>
        </table:table-row>
      </table:table>
      <table:table table:name="j_person_house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person_house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address_class</text:p>
          </table:table-cell>
          <table:table-cell office:value-type="string" table:style-name="ce1">
            <text:p>vis</text:p>
          </table:table-cell>
        </table:table-row>
      </table:table>
      <table:table table:name="j_person_organization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person_organization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vis</text:p>
          </table:table-cell>
        </table:table-row>
      </table:table>
      <table:table table:name="j_sop_link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sop_link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id_link</text:p>
          </table:table-cell>
          <table:table-cell office:value-type="string" table:style-name="ce1">
            <text:p>vis</text:p>
          </table:table-cell>
        </table:table-row>
      </table:table>
      <table:table table:name="j_sop_person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sop_person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vis</text:p>
          </table:table-cell>
        </table:table-row>
      </table:table>
      <table:table table:name="j_value_value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id_j_value_value</text:p>
          </table:table-cell>
          <table:table-cell office:value-type="string" table:style-name="ce1">
            <text:p>id_value1</text:p>
          </table:table-cell>
          <table:table-cell office:value-type="string" table:style-name="ce1">
            <text:p>id_value2</text:p>
          </table:table-cell>
        </table:table-row>
      </table:table>
      <table:table table:name="j_variable_variable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variable_variable</text:p>
          </table:table-cell>
          <table:table-cell office:value-type="string" table:style-name="ce1">
            <text:p>id_variable1</text:p>
          </table:table-cell>
          <table:table-cell office:value-type="string" table:style-name="ce1">
            <text:p>id_variable2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  <table:table table:name="link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in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file_path</text:p>
          </table:table-cell>
          <table:table-cell office:value-type="string" table:style-name="ce1">
            <text:p>accepted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vis</text:p>
          </table:table-cell>
        </table:table-row>
      </table:table>
      <table:table table:name="l_ac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action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city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ity</text:p>
          </table:table-cell>
          <table:table-cell office:value-type="string" table:style-name="ce1">
            <text:p>id_city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collec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ollection</text:p>
          </table:table-cell>
          <table:table-cell office:value-type="string" table:style-name="ce1">
            <text:p>id_collec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collection_class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ollection_class</text:p>
          </table:table-cell>
          <table:table-cell office:value-type="string" table:style-name="ce1">
            <text:p>id_collection_class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constant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onstant</text:p>
          </table:table-cell>
          <table:table-cell office:value-type="string" table:style-name="ce1">
            <text:p>id_constan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crs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rs</text:p>
          </table:table-cell>
          <table:table-cell office:value-type="string" table:style-name="ce1">
            <text:p>id_crs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devic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device</text:p>
          </table:table-cell>
          <table:table-cell office:value-type="string" table:style-name="ce1">
            <text:p>id_devic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dimens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dimension</text:p>
          </table:table-cell>
          <table:table-cell office:value-type="string" table:style-name="ce1">
            <text:p>id_dimens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district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district</text:p>
          </table:table-cell>
          <table:table-cell office:value-type="string" table:style-name="ce1">
            <text:p>id_distric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hous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house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action_collection_class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collection_class</text:p>
          </table:table-cell>
          <table:table-cell office:value-type="string" table:style-name="ce1">
            <text:p>id_j_action_collection_class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action_dependency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dependency</text:p>
          </table:table-cell>
          <table:table-cell office:value-type="string" table:style-name="ce1">
            <text:p>id_j_action_dependency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action_devic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device</text:p>
          </table:table-cell>
          <table:table-cell office:value-type="string" table:style-name="ce1">
            <text:p>id_j_action_devic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action_implica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implication</text:p>
          </table:table-cell>
          <table:table-cell office:value-type="string" table:style-name="ce1">
            <text:p>id_j_action_implic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action_pers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person</text:p>
          </table:table-cell>
          <table:table-cell office:value-type="string" table:style-name="ce1">
            <text:p>id_j_action_pers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action_variabl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variable</text:p>
          </table:table-cell>
          <table:table-cell office:value-type="string" table:style-name="ce1">
            <text:p>id_j_action_variabl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organization_hous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organization_house</text:p>
          </table:table-cell>
          <table:table-cell office:value-type="string" table:style-name="ce1">
            <text:p>id_j_organization_hous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person_hous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person_house</text:p>
          </table:table-cell>
          <table:table-cell office:value-type="string" table:style-name="ce1">
            <text:p>id_j_person_hous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person_organiza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person_organization</text:p>
          </table:table-cell>
          <table:table-cell office:value-type="string" table:style-name="ce1">
            <text:p>id_j_person_organiz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sop_link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sop_link</text:p>
          </table:table-cell>
          <table:table-cell office:value-type="string" table:style-name="ce1">
            <text:p>id_j_sop_link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value_valu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value_value</text:p>
          </table:table-cell>
          <table:table-cell office:value-type="string" table:style-name="ce1">
            <text:p>id_j_value_valu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j_variable_variabl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variable_variable</text:p>
          </table:table-cell>
          <table:table-cell office:value-type="string" table:style-name="ce1">
            <text:p>id_j_variable_variabl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link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link</text:p>
          </table:table-cell>
          <table:table-cell office:value-type="string" table:style-name="ce1">
            <text:p>id_link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matrix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matrix</text:p>
          </table:table-cell>
          <table:table-cell office:value-type="string" table:style-name="ce1">
            <text:p>id_matrix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messag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message</text:p>
          </table:table-cell>
          <table:table-cell office:value-type="string" table:style-name="ce1">
            <text:p>id_messag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organiza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organization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pers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person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2024-10-11 16:18:21</text:p>
          </table:table-cell>
          <table:table-cell office:value-type="float" office:value="23" table:style-name="ce1">
            <text:p>23</text:p>
          </table:table-cell>
          <table:table-cell/>
          <table:table-cell office:value-type="string" table:style-name="ce1">
            <text:p>d4f3d4f0c7360c8c665d08ba5cde9b4ab0d7ed4efbe6057a156368a938b0cdd0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2024-10-11 16:27:2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nual insert for demon purposes.</text:p>
          </table:table-cell>
          <table:table-cell office:value-type="string" table:style-name="ce1">
            <text:p>848645ef7e04c97d6f387b76adf66a388be0100f7d48e3a49222525cd171e0d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2024-10-11 16:29:35</text:p>
          </table:table-cell>
          <table:table-cell office:value-type="float" office:value="23" table:style-name="ce1">
            <text:p>23</text:p>
          </table:table-cell>
          <table:table-cell/>
          <table:table-cell office:value-type="string" table:style-name="ce1">
            <text:p>11e24a0dc21f59481dfbc4b0d73981094454d0c04cf73e2c655106bfb8f26ed9</text:p>
          </table:table-cell>
        </table:table-row>
      </table:table>
      <table:table table:name="l_raw_valu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raw_value</text:p>
          </table:table-cell>
          <table:table-cell office:value-type="string" table:style-name="ce1">
            <text:p>id_raw_valu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sit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ite</text:p>
          </table:table-cell>
          <table:table-cell office:value-type="string" table:style-name="ce1">
            <text:p>id_sit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sop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op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spot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pot</text:p>
          </table:table-cell>
          <table:table-cell office:value-type="string" table:style-name="ce1">
            <text:p>id_spo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street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treet</text:p>
          </table:table-cell>
          <table:table-cell office:value-type="string" table:style-name="ce1">
            <text:p>id_stree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task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task</text:p>
          </table:table-cell>
          <table:table-cell office:value-type="string" table:style-name="ce1">
            <text:p>id_task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unit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unit</text:p>
          </table:table-cell>
          <table:table-cell office:value-type="string" table:style-name="ce1">
            <text:p>id_uni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unit_notation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unit_notation</text:p>
          </table:table-cell>
          <table:table-cell office:value-type="string" table:style-name="ce1">
            <text:p>id_unit_not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valu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value</text:p>
          </table:table-cell>
          <table:table-cell office:value-type="string" table:style-name="ce1">
            <text:p>id_valu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l_variabl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variable</text:p>
          </table:table-cell>
          <table:table-cell office:value-type="string" table:style-name="ce1">
            <text:p>id_variabl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  <table:table table:name="matrix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matri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uft</text:p>
          </table:table-cell>
          <table:table-cell office:value-type="string" table:style-name="ce1">
            <text:p>Außen- oder Innenluft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eitungswasser</text:p>
          </table:table-cell>
          <table:table-cell office:value-type="string" table:style-name="ce1">
            <text:p>Gemäß TRWVo 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rinkswasser</text:p>
          </table:table-cell>
          <table:table-cell office:value-type="string" table:style-name="ce1">
            <text:p>Gemäß bla bla</text:p>
          </table:table-cell>
          <table:table-cell office:value-type="float" office:value="1" table:style-name="ce1">
            <text:p>1</text:p>
          </table:table-cell>
        </table:table-row>
      </table:table>
      <table:table table:name="messag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message</text:p>
          </table:table-cell>
          <table:table-cell office:value-type="string" table:style-name="ce1">
            <text:p>sender</text:p>
          </table:table-cell>
          <table:table-cell office:value-type="string" table:style-name="ce1">
            <text:p>reciever</text:p>
          </table:table-cell>
          <table:table-cell office:value-type="string" table:style-name="ce1">
            <text:p>subject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vis</text:p>
          </table:table-cell>
        </table:table-row>
      </table:table>
      <table:table table:name="organization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organizat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horthand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edhsoft Inc</text:p>
          </table:table-cell>
          <table:table-cell office:value-type="string" table:style-name="ce1">
            <text:p>Redhsoft</text:p>
          </table:table-cell>
          <table:table-cell/>
          <table:table-cell office:value-type="float" office:value="1" table:style-name="ce1">
            <text:p>1</text:p>
          </table:table-cell>
        </table:table-row>
      </table:table>
      <table:table table:name="person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person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given_name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unix_account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ooney</text:p>
          </table:table-cell>
          <table:table-cell office:value-type="string" table:style-name="ce1">
            <text:p>Noobington</text:p>
          </table:table-cell>
          <table:table-cell office:value-type="string" table:style-name="ce1">
            <text:p>grindel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/>
          <table:table-cell office:value-type="string" table:style-name="ce1">
            <text:p>John</text:p>
          </table:table-cell>
          <table:table-cell office:value-type="string" table:style-name="ce1">
            <text:p>Doe</text:p>
          </table:table-cell>
          <table:table-cell office:value-type="string" table:style-name="ce1">
            <text:p>jd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/>
          <table:table-cell office:value-type="string" table:style-name="ce1">
            <text:p>Michael</text:p>
          </table:table-cell>
          <table:table-cell office:value-type="string" table:style-name="ce1">
            <text:p>Dorn</text:p>
          </table:table-cell>
          <table:table-cell office:value-type="string" table:style-name="ce1">
            <text:p>worf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/>
          <table:table-cell office:value-type="string" table:style-name="ce1">
            <text:p>Homer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s7e2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/>
          <table:table-cell office:value-type="string" table:style-name="ce1">
            <text:p>Jean Luc</text:p>
          </table:table-cell>
          <table:table-cell office:value-type="string" table:style-name="ce1">
            <text:p>Picard</text:p>
          </table:table-cell>
          <table:table-cell office:value-type="string" table:style-name="ce1">
            <text:p>p47at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/>
          <table:table-cell office:value-type="string" table:style-name="ce1">
            <text:p>Ellen</text:p>
          </table:table-cell>
          <table:table-cell office:value-type="string" table:style-name="ce1">
            <text:p>Ripley</text:p>
          </table:table-cell>
          <table:table-cell office:value-type="string" table:style-name="ce1">
            <text:p>xx121</text:p>
          </table:table-cell>
          <table:table-cell office:value-type="float" office:value="1" table:style-name="ce1">
            <text:p>1</text:p>
          </table:table-cell>
        </table:table-row>
      </table:table>
      <table:table table:name="raw_value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id_raw_value</text:p>
          </table:table-cell>
          <table:table-cell office:value-type="string" table:style-name="ce1">
            <text:p>id_valu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id_device</text:p>
          </table:table-cell>
          <table:table-cell office:value-type="string" table:style-name="ce1">
            <text:p>decimal_raw_value</text:p>
          </table:table-cell>
          <table:table-cell office:value-type="string" table:style-name="ce1">
            <text:p>text_raw_value</text:p>
          </table:table-cell>
          <table:table-cell office:value-type="string" table:style-name="ce1">
            <text:p>boolean_raw_value</text:p>
          </table:table-cell>
          <table:table-cell office:value-type="string" table:style-name="ce1">
            <text:p>datetime_raw_value</text:p>
          </table:table-cell>
          <table:table-cell office:value-type="string" table:style-name="ce1">
            <text:p>accepted</text:p>
          </table:table-cell>
          <table:table-cell office:value-type="string" table:style-name="ce1">
            <text:p>vis</text:p>
          </table:table-cell>
        </table:table-row>
      </table:table>
      <table:table table:name="site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sit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borders</text:p>
          </table:table-cell>
          <table:table-cell office:value-type="string" table:style-name="ce1">
            <text:p>id_cr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  <table:table table:name="sop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sop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vis</text:p>
          </table:table-cell>
        </table:table-row>
      </table:table>
      <table:table table:name="spot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id_spo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_class</text:p>
          </table:table-cell>
          <table:table-cell office:value-type="string" table:style-name="ce1">
            <text:p>z_id_unit</text:p>
          </table:table-cell>
          <table:table-cell office:value-type="string" table:style-name="ce1">
            <text:p>id_cr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site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st 1</text:p>
          </table:table-cell>
          <table:table-cell office:value-type="float" office:value="49.006986" table:style-name="ce1">
            <text:p>49.006986</text:p>
          </table:table-cell>
          <table:table-cell office:value-type="float" office:value="8.376389" table:style-name="ce1">
            <text:p>8.376389</text:p>
          </table:table-cell>
          <table:table-cell/>
          <table:table-cell/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Erster Test</text:p>
          </table:table-cell>
          <table:table-cell/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rten</text:p>
          </table:table-cell>
          <table:table-cell office:value-type="float" office:value="49.006097" table:style-name="ce1">
            <text:p>49.006097</text:p>
          </table:table-cell>
          <table:table-cell office:value-type="float" office:value="8.382112" table:style-name="ce1">
            <text:p>8.382112</text:p>
          </table:table-cell>
          <table:table-cell/>
          <table:table-cell/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Unter dem Dach der Fahrradgarage</text:p>
          </table:table-cell>
          <table:table-cell/>
          <table:table-cell office:value-type="float" office:value="1" table:style-name="ce1">
            <text:p>1</text:p>
          </table:table-cell>
        </table:table-row>
      </table:table>
      <table:table table:name="street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stree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district</text:p>
          </table:table-cell>
          <table:table-cell office:value-type="string" table:style-name="ce1">
            <text:p>vis</text:p>
          </table:table-cell>
        </table:table-row>
      </table:table>
      <table:table table:name="task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task</text:p>
          </table:table-cell>
          <table:table-cell office:value-type="string" table:style-name="ce1">
            <text:p>reques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assigner</text:p>
          </table:table-cell>
          <table:table-cell office:value-type="string" table:style-name="ce1">
            <text:p>id_assignee</text:p>
          </table:table-cell>
          <table:table-cell office:value-type="string" table:style-name="ce1">
            <text:p>deadline</text:p>
          </table:table-cell>
          <table:table-cell office:value-type="string" table:style-name="ce1">
            <text:p>vis</text:p>
          </table:table-cell>
        </table:table-row>
      </table:table>
      <table:table table:name="unit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uni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dimension</text:p>
          </table:table-cell>
          <table:table-cell office:value-type="string" table:style-name="ce1">
            <text:p>vis</text:p>
          </table:table-cell>
        </table:table-row>
      </table:table>
      <table:table table:name="unit_notation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unit_notation</text:p>
          </table:table-cell>
          <table:table-cell office:value-type="string" table:style-name="ce1">
            <text:p>id_unit</text:p>
          </table:table-cell>
          <table:table-cell office:value-type="string" table:style-name="ce1">
            <text:p>notation</text:p>
          </table:table-cell>
          <table:table-cell office:value-type="string" table:style-name="ce1">
            <text:p>vis</text:p>
          </table:table-cell>
        </table:table-row>
      </table:table>
      <table:table table:name="value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id_value</text:p>
          </table:table-cell>
          <table:table-cell office:value-type="string" table:style-name="ce1">
            <text:p>id_collection</text:p>
          </table:table-cell>
          <table:table-cell office:value-type="string" table:style-name="ce1">
            <text:p>id_j_action_variable</text:p>
          </table:table-cell>
          <table:table-cell office:value-type="string" table:style-name="ce1">
            <text:p>repetition</text:p>
          </table:table-cell>
          <table:table-cell office:value-type="string" table:style-name="ce1">
            <text:p>repetition_class</text:p>
          </table:table-cell>
          <table:table-cell office:value-type="string" table:style-name="ce1">
            <text:p>decimal_value</text:p>
          </table:table-cell>
          <table:table-cell office:value-type="string" table:style-name="ce1">
            <text:p>text_value</text:p>
          </table:table-cell>
          <table:table-cell office:value-type="string" table:style-name="ce1">
            <text:p>boolean_value</text:p>
          </table:table-cell>
          <table:table-cell office:value-type="string" table:style-name="ce1">
            <text:p>datetime_value</text:p>
          </table:table-cell>
          <table:table-cell office:value-type="string" table:style-name="ce1">
            <text:p>accepted</text:p>
          </table:table-cell>
          <table:table-cell office:value-type="string" table:style-name="ce1">
            <text:p>vis</text:p>
          </table:table-cell>
        </table:table-row>
      </table:table>
      <table:table table:name="variable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variabl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lue_clas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dimens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